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067cm"/>
    </style:style>
    <style:style style:name="Table1.B" style:family="table-column">
      <style:table-column-properties style:column-width="16.933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officeooo:rsid="0017bbda" officeooo:paragraph-rsid="0017bbda"/>
    </style:style>
    <style:style style:name="P2" style:family="paragraph" style:parent-style-name="Standard">
      <style:text-properties fo:font-size="18pt" officeooo:rsid="0017bbda" style:font-size-asian="18pt" style:font-size-complex="18pt"/>
    </style:style>
    <style:style style:name="P3" style:family="paragraph" style:parent-style-name="Standard">
      <style:text-properties fo:font-size="18pt" officeooo:rsid="0017bbda" officeooo:paragraph-rsid="0017bbda" style:font-size-asian="18pt" style:font-size-complex="18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ess:</text:p>
      <text:p text:style-name="P3">downloaded json file from</text:p>
      <text:p text:style-name="P1"><text:a xlink:type="simple" xlink:href="https://api.figshare.com/v2/articles/4816720" text:style-name="Internet_20_link" text:visited-style-name="Visited_20_Internet_20_Link"><text:span text:style-name="T2">https://api.figshare.com/v2/articles/4816720</text:span></text:a></text:p>
      <text:p text:style-name="P3"/>
      <text:p text:style-name="P3">Line-delimited JSON (LDJSON)</text:p>
      <text:p text:style-name="P3"/>
      <text:p text:style-name="P3"><text:bookmark text:name="/description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"crossref-works.json.xz contains Crossref metadata for 87,542,370 DOIs retrieved by querying works from the Crossref API.&lt;div&gt;&lt;br&gt;&lt;/div&gt;&lt;div&gt;&lt;div&gt;Queries began on 2017-03-21 and completed on 2017-04-02. The process died or stalled several times, but was restarted using the API's cursor. Accordingly, the works should represent the Crossref database as of 2017-03-21.&lt;/div&gt;&lt;/div&gt;&lt;div&gt;&lt;code&gt;&lt;br&gt;&lt;/code&gt;&lt;/div&gt;&lt;div&gt;&lt;code&gt;crossref-works.json.xz&lt;/code&gt; is an xz-compressed file of exported works from MongoDB. It was created using &lt;a href=\"https://docs.mongodb.com/manual/reference/program/mongoexport/\"&gt;&lt;code&gt;mongoexport&lt;/code&gt;&lt;/a&gt; and can be imported into MongoDB using &lt;a href=\"https://docs.mongodb.com/manual/reference/program/mongoimport/\"&gt;&lt;code&gt;mongoimport&lt;/code&gt;&lt;/a&gt;. The file as a whole is not actually valid JSON. However, each line of the file is valid JSON and encodes a single work retrieved from the Crossref API. Accordingly, you can read this file without &lt;code&gt;mongoimport&lt;/code&gt; by splitting at newlines and parsing each line as JSON.&lt;br&gt;&lt;/div&gt;&lt;div&gt;&lt;br&gt;&lt;/div&gt;&lt;div&gt;See https://git.io/vSzIU for more information. The versioned shortDOI for this figshare article is https://doi.org/b48h.&lt;/div&gt;&lt;div&gt;&lt;br&gt;&lt;/div&gt;"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0:58:55.769501473</meta:creation-date>
    <dc:date>2018-07-18T13:24:19.118426525</dc:date>
    <meta:editing-duration>PT2H15M13S</meta:editing-duration>
    <meta:editing-cycles>1</meta:editing-cycles>
    <meta:document-statistic meta:table-count="1" meta:image-count="0" meta:object-count="0" meta:page-count="1" meta:paragraph-count="5" meta:word-count="140" meta:character-count="1328" meta:non-whitespace-character-count="1193"/>
    <meta:generator>LibreOffice/6.0.3.2$Linux_X86_64 LibreOffice_project/00m0$Build-2</meta:generator>
  </office:meta>
</office:document-meta>
</file>